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Overall space is a higher factor than space at a specific spot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Type of property covers this 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SZoning covers this in more generic view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Neighborhood would be more important</text:p>
          </table:table-cell>
        </table:table-row>
        <table:table-row table:style-name="ro1">
          <table:table-cell office:value-type="string" calcext:value-type="string">
            <text:p>Conditional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Conditional is more important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ndFlrSF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wQualFinSF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LivArea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tFull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smtHalf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llBath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placeQa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numerica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numerical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0T22:09:42.764000000</dc:date>
    <meta:editing-duration>P1DT7H49M26S</meta:editing-duration>
    <meta:editing-cycles>2</meta:editing-cycles>
    <meta:generator>LibreOffice/7.2.2.2$Windows_X86_64 LibreOffice_project/02b2acce88a210515b4a5bb2e46cbfb63fe97d56</meta:generator>
    <meta:document-statistic meta:table-count="1" meta:cell-count="330" meta:object-count="0"/>
  </office:meta>
</office:document-meta>
</file>